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4.203cm" style:use-optimal-column-width="false"/>
    </style:style>
    <style:style style:name="co2" style:family="table-column">
      <style:table-column-properties style:column-width="8.733cm" style:use-optimal-column-width="false"/>
    </style:style>
    <style:style style:name="co3" style:family="table-column">
      <style:table-column-properties style:column-width="11.698cm" style:use-optimal-column-width="false"/>
    </style:style>
    <style:style style:name="ro1" style:family="table-row">
      <style:table-row-properties style:row-height="0.928cm" style:use-optimal-row-height="false"/>
    </style:style>
    <style:style style:name="ro2" style:family="table-row">
      <style:table-row-properties style:row-height="1.407cm" style:use-optimal-row-height="false"/>
    </style:style>
    <style:style style:name="ro3" style:family="table-row">
      <style:table-row-properties style:row-height="2.559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8"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T1" style:family="text">
      <style:text-properties fo:font-size="32pt" style:font-size-asian="32pt" style:font-size-complex="32pt"/>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5" style:family="text">
      <style:text-properties fo:font-variant="normal" fo:text-transform="none" fo:color="#282f7c" loext:opacity="100%" style:text-outline="false" style:text-line-through-style="none" style:text-line-through-type="none" style:text-position="0% 100%" style:font-name="Work San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282f7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798cm" presentation:class="title" presentation:user-transformed="true">
          <draw:text-box>
            <text:p><text:span text:style-name="T1">Chapter 2: Pervasive Attack Surface and Controls</text:spa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Social Engineering Attacks</text:p>
          </draw:text-box>
        </draw:frame>
        <draw:frame presentation:style-name="pr4" draw:text-style-name="P4" draw:layer="layout" svg:width="25.199cm" svg:height="9.134cm" svg:x="1.4cm" svg:y="3.685cm" presentation:class="outline">
          <draw:text-box>
            <text:list text:style-name="L3">
              <text:list-item>
                <text:p text:style-name="P2"><text:span text:style-name="T2">Social engineering </text:span><text:span text:style-name="T3">is a means of eliciting information or convincing a user to take action that weakens security</text:span></text:p>
                <text:list>
                  <text:list-item>
                    <text:p text:style-name="P3"><text:span text:style-name="T3">It is almost always performed through deception and manipulation of the user</text:span></text:p>
                  </text:list-item>
                </text:list>
              </text:list-item>
              <text:list-item>
                <text:p text:style-name="P2"><text:span text:style-name="T3">It is said to be accomplished using human vectors as the attack surface</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xamples of Human Manipulation</text:p>
          </draw:text-box>
        </draw:frame>
        <draw:frame presentation:style-name="pr7" draw:text-style-name="P4" draw:layer="layout" svg:width="25.199cm" svg:height="9.134cm" svg:x="1.4cm" svg:y="3.685cm" presentation:class="outline">
          <draw:text-box>
            <text:list text:style-name="L3">
              <text:list-item>
                <text:p text:style-name="P2"><text:span text:style-name="T3">Social engineering relies heavily on human psychology</text:span></text:p>
              </text:list-item>
              <text:list-item>
                <text:p text:style-name="P2"><text:span text:style-name="T3">Attackers use a variety of techniques to gain trust:</text:span></text:p>
                <text:list>
                  <text:list-item>
                    <text:p text:style-name="P5"><text:span text:style-name="T2">Provide a reason</text:span></text:p>
                  </text:list-item>
                  <text:list-item>
                    <text:p text:style-name="P5"><text:span text:style-name="T2">Project confidence</text:span></text:p>
                  </text:list-item>
                  <text:list-item>
                    <text:p text:style-name="P5"><text:span text:style-name="T2">Use evasion and diversion</text:span></text:p>
                  </text:list-item>
                  <text:list-item>
                    <text:p text:style-name="P5"><text:span text:style-name="T2">Make them laugh</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Social Engineer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2">Phishing</text:span><text:span text:style-name="T3"> is sending an email message or displaying a web announcement that falsely claims to be from a legitimate source in an attempt to trick the user into taking an action</text:span></text:p>
              </text:list-item>
              <text:list-item>
                <text:p text:style-name="P2"><text:span text:style-name="T3">Variations on phishing attacks include the following:</text:span></text:p>
                <text:list>
                  <text:list-item>
                    <text:p text:style-name="P3"><text:span text:style-name="T2">Spear phishing</text:span></text:p>
                  </text:list-item>
                  <text:list-item>
                    <text:p text:style-name="P3"><text:span text:style-name="T2">Whaling</text:span></text:p>
                  </text:list-item>
                  <text:list-item>
                    <text:p text:style-name="P3"><text:span text:style-name="T2">Vishing</text:span></text:p>
                  </text:list-item>
                  <text:list-item>
                    <text:p text:style-name="P3"><text:span text:style-name="T2">Smish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Social Engineer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3">Social engineering </text:span><text:span text:style-name="T2">impersonation</text:span><text:span text:style-name="T3"> is masquerading as a real or fictitious character and then playing out the role of that person on a target</text:span></text:p>
              </text:list-item>
              <text:list-item>
                <text:p text:style-name="P2"><text:span text:style-name="T3">One type of impersonation is </text:span><text:span text:style-name="T2">brand impersonation </text:span><text:span text:style-name="T3">where a threat actor pretends in order to build immediate recognition and trust</text:span></text:p>
              </text:list-item>
              <text:list-item>
                <text:p text:style-name="P2"><text:span text:style-name="T3">Redirection</text:span><text:span text:style-name="T2"> </text:span><text:span text:style-name="T3">is when an attacker directs a user to a fake lookalike site filled with ads for which the attacker receives money for traffic generated to the site</text:span></text:p>
                <text:list>
                  <text:list-item>
                    <text:p text:style-name="P3"><text:span text:style-name="T3">Two types of redirection are known as type squatting and pharm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Social Engineer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2">Misinformation</text:span><text:span text:style-name="T3"> is false or inaccurate information and </text:span><text:span text:style-name="T2">disinformation</text:span><text:span text:style-name="T3"> is false or inaccurate information that comes from a malicious intent</text:span></text:p>
              </text:list-item>
              <text:list-item>
                <text:p text:style-name="P2"><text:span text:style-name="T3">An example of cyber disinformation is a </text:span><text:span text:style-name="T2">hoax</text:span><text:span text:style-name="T3"> or a false warning</text:span></text:p>
              </text:list-item>
              <text:list-item>
                <text:p text:style-name="P2"><text:span text:style-name="T3">A </text:span><text:span text:style-name="T2">watering hole attack </text:span><text:span text:style-name="T3">is directed toward a smaller group of specific individuals, such as the major executives working for a manufacturing company</text:span></text:p>
                <text:list>
                  <text:list-item>
                    <text:p text:style-name="P3"><text:span text:style-name="T3">These executives all tend to visit a common website that an attacker may try to infect with malwar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Social Engineer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3">The following are other means by which a threat actor can gather valuable information:</text:span></text:p>
                <text:list>
                  <text:list-item>
                    <text:p text:style-name="P3"><text:span text:style-name="T2">Dumpster diving </text:span><text:span text:style-name="T3">involves digging through trash receptacles to find information that can be useful in an attack</text:span></text:p>
                  </text:list-item>
                  <text:list-item>
                    <text:p text:style-name="P3"><text:span text:style-name="T2">Google dorking </text:span><text:span text:style-name="T3">uses advanced Google search techniques to look for information that unsuspecting victims have carelessly posted on the web</text:span></text:p>
                  </text:list-item>
                  <text:list-item>
                    <text:p text:style-name="P3"><text:span text:style-name="T2">Shoulder surfing </text:span><text:span text:style-name="T3">occurs when a user casually observes someone entering secret information without drawing attention to themselv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erimeter Defenses</text:p>
          </draw:text-box>
        </draw:frame>
        <draw:frame presentation:style-name="pr7" draw:text-style-name="P4" draw:layer="layout" svg:width="25.199cm" svg:height="9.134cm" svg:x="1.4cm" svg:y="3.685cm" presentation:class="outline">
          <draw:text-box>
            <text:list text:style-name="L3">
              <text:list-item>
                <text:p text:style-name="P2"><text:span text:style-name="T3">Some organizations have used “industrial camouflage” to make the physical presence of a building as nondescript as possible</text:span></text:p>
              </text:list-item>
              <text:list-item>
                <text:p text:style-name="P2"><text:span text:style-name="T3">Perimeter defenses must be used to restrict access</text:span></text:p>
              </text:list-item>
              <text:list-item>
                <text:p text:style-name="P2"><text:span text:style-name="T3">This type of defense includes barriers, security guards, sensors, security buffers, and locks</text:span></text:p>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arriers</text:p>
          </draw:text-box>
        </draw:frame>
        <draw:frame presentation:style-name="pr7" draw:text-style-name="P4" draw:layer="layout" svg:width="25.199cm" svg:height="9.134cm" svg:x="1.4cm" svg:y="3.685cm" presentation:class="outline">
          <draw:text-box>
            <text:list text:style-name="L3">
              <text:list-item>
                <text:p text:style-name="P2"><text:span text:style-name="T2">Fencing </text:span><text:span text:style-name="T3">is usually a tall, permanent structure to keep out unauthorized personnel</text:span></text:p>
                <text:list>
                  <text:list-item>
                    <text:p text:style-name="P3"><text:span text:style-name="T3">Most modern perimeter security consists of a fence equipped with other deterrents</text:span></text:p>
                  </text:list-item>
                </text:list>
              </text:list-item>
              <text:list-item>
                <text:p text:style-name="P2"><text:span text:style-name="T3">A </text:span><text:span text:style-name="T2">bollard</text:span><text:span text:style-name="T3"> is a short but sturdy vertical post that is used as a vehicular traffic barricade to prevent a car from “ramming” into a secure area</text:span></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Guards</text:p>
          </draw:text-box>
        </draw:frame>
        <draw:frame presentation:style-name="pr7" draw:text-style-name="P4" draw:layer="layout" svg:width="25.199cm" svg:height="9.134cm" svg:x="1.4cm" svg:y="3.685cm" presentation:class="outline">
          <draw:text-box>
            <text:list text:style-name="L3">
              <text:list-item>
                <text:p text:style-name="P2"><text:span text:style-name="T3">Human </text:span><text:span text:style-name="T2">security guards </text:span><text:span text:style-name="T3">who patrol and monitor restricted areas are an active security defense</text:span></text:p>
                <text:list>
                  <text:list-item>
                    <text:p text:style-name="P3"><text:span text:style-name="T3">Two security guards may be required for a higher level of protection (called </text:span><text:span text:style-name="T2">two-person integrity/control</text:span><text:span text:style-name="T3">)</text:span></text:p>
                  </text:list-item>
                </text:list>
              </text:list-item>
              <text:list-item>
                <text:p text:style-name="P2"><text:span text:style-name="T3">Often guards monitor activity captured by </text:span><text:span text:style-name="T2">video surveillance </text:span><text:span text:style-name="T3">cameras</text:span></text:p>
                <text:list>
                  <text:list-item>
                    <text:p text:style-name="P3"><text:span text:style-name="T3">High-end video surveillance cameras send alerts and begin recording when they detect movement or identify a suspicious object</text:span></text:p>
                  </text:list-item>
                </text:list>
              </text:list-item>
              <text:list-item>
                <text:p text:style-name="P2"><text:span text:style-name="T3">Drones, called unmanned aerial vehicles (UAVs) are being used for monitoring activity</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nsors</text:p>
          </draw:text-box>
        </draw:frame>
        <draw:frame presentation:style-name="pr7" draw:text-style-name="P4" draw:layer="layout" svg:width="25.199cm" svg:height="9.134cm" svg:x="1.4cm" svg:y="3.685cm" presentation:class="outline">
          <draw:text-box>
            <text:list text:style-name="L3">
              <text:list-item>
                <text:p text:style-name="P2"><text:span text:style-name="T3">An infrared (IR) sensor is an electronic device that can measure and detect IR in the surrounding area</text:span></text:p>
              </text:list-item>
              <text:list-item>
                <text:p text:style-name="P2"><text:span text:style-name="T3">A technology that can be used to monitor a large area is a microwave sensor, which uses high-frequency radio waves and functions similarly to radar</text:span></text:p>
              </text:list-item>
              <text:list-item>
                <text:p text:style-name="P2"><text:span text:style-name="T3">Ultrasonic sensors can measure how far away a target object is located</text:span></text:p>
                <text:list>
                  <text:list-item>
                    <text:p text:style-name="P3"><text:span text:style-name="T3">They are not as susceptible to interference by smoke, gas, and other airborne particl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Buffers</text:p>
          </draw:text-box>
        </draw:frame>
        <draw:frame presentation:style-name="pr7" draw:text-style-name="P4" draw:layer="layout" svg:width="25.199cm" svg:height="9.134cm" svg:x="1.4cm" svg:y="3.685cm" presentation:class="outline">
          <draw:text-box>
            <text:list text:style-name="L3">
              <text:list-item>
                <text:p text:style-name="P2"><text:span text:style-name="T3">A </text:span><text:span text:style-name="T2">buffer</text:span><text:span text:style-name="T3"> serves as a protective barrier to provide an additional layer of security to keep intruders from entering areas but still show approved personnel</text:span></text:p>
                <text:list>
                  <text:list-item>
                    <text:p text:style-name="P3"><text:span text:style-name="T3">A </text:span><text:span text:style-name="T2">mantrap</text:span><text:span text:style-name="T3"> is a security buffer where a user shows credentials to open the first door where their credentials can be checked before a second door that they must pass through is unlocked</text:span></text:p>
                  </text:list-item>
                </text:list>
              </text:list-item>
              <text:list-item>
                <text:p text:style-name="P2"><text:span text:style-name="T3">In areas in which medium security is needed, a </text:span><text:span text:style-name="T2">reception area </text:span><text:span text:style-name="T3">can be used</text:span></text:p>
              </text:list-item>
              <text:list-item>
                <text:p text:style-name="P2"><text:span text:style-name="T3">In areas of low security, a generic </text:span><text:span text:style-name="T2">waiting room </text:span><text:span text:style-name="T3">can be used instead</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eventing Data Leakage</text:p>
          </draw:text-box>
        </draw:frame>
        <draw:frame presentation:style-name="pr7" draw:text-style-name="P4" draw:layer="layout" svg:width="25.199cm" svg:height="9.134cm" svg:x="1.4cm" svg:y="3.685cm" presentation:class="outline">
          <draw:text-box>
            <text:list text:style-name="L3">
              <text:list-item>
                <text:p text:style-name="P2"><text:span text:style-name="T3">Another means of physical security applies to preventing important data from escaping (leakage)</text:span></text:p>
              </text:list-item>
              <text:list-item>
                <text:p text:style-name="P2"><text:span text:style-name="T3">The following physical controls can be applied:</text:span></text:p>
                <text:list>
                  <text:list-item>
                    <text:p text:style-name="P3"><text:span text:style-name="T3">Faraday cage and protected cable distribution system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Faraday Cage</text:p>
          </draw:text-box>
        </draw:frame>
        <draw:frame presentation:style-name="pr7" draw:text-style-name="P4" draw:layer="layout" svg:width="25.199cm" svg:height="9.134cm" svg:x="1.4cm" svg:y="3.685cm" presentation:class="outline">
          <draw:text-box>
            <text:list text:style-name="L3">
              <text:list-item>
                <text:p text:style-name="P2"><text:span text:style-name="T3">Electronic devices emit electromagnetic fields which can result in interference called </text:span><text:span text:style-name="T2">electromagnetic interference </text:span><text:span text:style-name="T3">(</text:span><text:span text:style-name="T2">EMI</text:span><text:span text:style-name="T3">)</text:span></text:p>
                <text:list>
                  <text:list-item>
                    <text:p text:style-name="P3"><text:span text:style-name="T3">Unauthorized persons could detect and read these electromagnetic signals</text:span></text:p>
                  </text:list-item>
                </text:list>
              </text:list-item>
              <text:list-item>
                <text:p text:style-name="P2"><text:span text:style-name="T3">A Faraday cage is a metallic enclosure that prevents the entry or escape of an electromagnetic field</text:span></text:p>
              </text:list-item>
              <text:list-item>
                <text:p text:style-name="P2"><text:span text:style-name="T3">Lightweight and portable </text:span><text:span text:style-name="T2">Faraday bags </text:span><text:span text:style-name="T3">made of special materials can be used to shield portable devices</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ed Distribution System</text:p>
          </draw:text-box>
        </draw:frame>
        <draw:frame presentation:style-name="pr7" draw:text-style-name="P4" draw:layer="layout" svg:width="25.199cm" svg:height="9.134cm" svg:x="1.4cm" svg:y="3.685cm" presentation:class="outline">
          <draw:text-box>
            <text:list text:style-name="L3">
              <text:list-item>
                <text:p text:style-name="P2"><text:span text:style-name="T3">A </text:span><text:span text:style-name="T2">protected distribution system </text:span><text:span text:style-name="T3">(</text:span><text:span text:style-name="T2">PDS</text:span><text:span text:style-name="T3">) is a system of cable conduits used to protect classified information transmitted between two secure areas</text:span></text:p>
              </text:list-item>
              <text:list-item>
                <text:p text:style-name="P2"><text:span text:style-name="T3">Two types of PDSs are commonly used:</text:span></text:p>
                <text:list>
                  <text:list-item>
                    <text:p text:style-name="P3"><text:span text:style-name="T3">In a </text:span><text:span text:style-name="T2">hardened carrier PDS</text:span><text:span text:style-name="T3">, the data cables are installed in a conduit that is constructed of special electrical metallic tubing </text:span></text:p>
                  </text:list-item>
                  <text:list-item>
                    <text:p text:style-name="P3"><text:span text:style-name="T3">In an </text:span><text:span text:style-name="T2">alarmed carrier PDS</text:span><text:span text:style-name="T3">, the carrier system is deployed with specialized optical fibers in the conduit that can sense acoustic vibrations that occur when an intruder attempts to gain access to the cables, which triggers an alarm</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Controls</text:p>
          </draw:text-box>
        </draw:frame>
        <draw:frame presentation:style-name="pr7" draw:text-style-name="P4" draw:layer="layout" svg:width="25.199cm" svg:height="9.134cm" svg:x="1.4cm" svg:y="3.685cm" presentation:class="outline">
          <draw:text-box>
            <text:list text:style-name="L3">
              <text:list-item>
                <text:p text:style-name="P2"><text:span text:style-name="T3">It is imperative to have adequate controls in place to protect data</text:span></text:p>
              </text:list-item>
              <text:list-item>
                <text:p text:style-name="P2"><text:span text:style-name="T3">Protecting data involves knowing the different classifications and types of data, the consequences of a data breach, and controls for protecting data</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Classifications</text:p>
          </draw:text-box>
        </draw:frame>
        <draw:frame draw:name="Table 4" draw:style-name="gr2" draw:layer="layout" svg:width="24.633cm" svg:height="11.673cm" svg:x="1.643cm" svg:y="2.545cm">
          <table:table>
            <table:table-column table:style-name="co1"/>
            <table:table-column table:style-name="co2"/>
            <table:table-column table:style-name="co3"/>
            <table:table-row table:style-name="ro1" table:default-cell-style-name="ce1">
              <table:table-cell>
                <text:p text:style-name="P6"><text:span text:style-name="T4">Data type</text:span></text:p>
              </table:table-cell>
              <table:table-cell>
                <text:p text:style-name="P6"><text:span text:style-name="T4">Description</text:span></text:p>
              </table:table-cell>
              <table:table-cell>
                <text:p text:style-name="P6"><text:span text:style-name="T4">Recommended handling</text:span></text:p>
              </table:table-cell>
            </table:table-row>
            <table:table-row table:style-name="ro2" table:default-cell-style-name="ce2">
              <table:table-cell>
                <text:p text:style-name="P6"><text:span text:style-name="T5">Confidential</text:span></text:p>
              </table:table-cell>
              <table:table-cell>
                <text:p text:style-name="P6"><text:span text:style-name="T5">Highest level of data sensitivity</text:span></text:p>
              </table:table-cell>
              <table:table-cell>
                <text:p text:style-name="P6"><text:span text:style-name="T5">Should only be made available to users with the highest level of preapproved authentication</text:span></text:p>
              </table:table-cell>
            </table:table-row>
            <table:table-row table:style-name="ro2" table:default-cell-style-name="ce3">
              <table:table-cell>
                <text:p text:style-name="P6"><text:span text:style-name="T5">Private</text:span></text:p>
              </table:table-cell>
              <table:table-cell>
                <text:p text:style-name="P6"><text:span text:style-name="T5">Restricted data with a medium level of confidentiality</text:span></text:p>
              </table:table-cell>
              <table:table-cell>
                <text:p text:style-name="P6"><text:span text:style-name="T5">For users who have a need-to-know basis of the contents</text:span></text:p>
              </table:table-cell>
            </table:table-row>
            <table:table-row table:style-name="ro3" table:default-cell-style-name="ce2">
              <table:table-cell>
                <text:p text:style-name="P6"><text:span text:style-name="T5">Sensitive</text:span></text:p>
              </table:table-cell>
              <table:table-cell>
                <text:p text:style-name="P6"><text:span text:style-name="T5">Data that could cause catastrophic harm to the company if disclosed, such as technical specifications for a new product</text:span></text:p>
              </table:table-cell>
              <table:table-cell>
                <text:p text:style-name="P7"><text:span text:style-name="T5">Restricted to employees who have a business need to access the data and have been approved</text:span></text:p>
                <text:p text:style-name="P7"><text:span text:style-name="T5"/></text:p>
              </table:table-cell>
            </table:table-row>
            <table:table-row table:style-name="ro3" table:default-cell-style-name="ce3">
              <table:table-cell>
                <text:p text:style-name="P6"><text:span text:style-name="T5">Critical</text:span></text:p>
              </table:table-cell>
              <table:table-cell>
                <text:p text:style-name="P6"><text:span text:style-name="T5">Data classified according to availability needs; if critical data are not available, the function and mission would be severely impacted</text:span></text:p>
              </table:table-cell>
              <table:table-cell>
                <text:p text:style-name="P7"><text:span text:style-name="T5">Critical data must be rigorously protected</text:span></text:p>
                <text:p text:style-name="P7"><text:span text:style-name="T5"/></text:p>
              </table:table-cell>
            </table:table-row>
            <table:table-row table:style-name="ro2" table:default-cell-style-name="ce2">
              <table:table-cell>
                <text:p text:style-name="P6"><text:span text:style-name="T5">Public</text:span></text:p>
              </table:table-cell>
              <table:table-cell>
                <text:p text:style-name="P6"><text:span text:style-name="T5">No risk of release</text:span></text:p>
              </table:table-cell>
              <table:table-cell>
                <text:p text:style-name="P6"><text:span text:style-name="T5">For all public consumption; data is assumed to be public if no other data label is attached</text:span></text:p>
              </table:table-cell>
            </table:table-row>
            <table:table-row table:style-name="ro2" table:default-cell-style-name="ce3">
              <table:table-cell>
                <text:p text:style-name="P6"><text:span text:style-name="T5">Restricted</text:span></text:p>
              </table:table-cell>
              <table:table-cell>
                <text:p text:style-name="P6"><text:span text:style-name="T5">Data that is not available to the public</text:span></text:p>
              </table:table-cell>
              <table:table-cell>
                <text:p text:style-name="P6"><text:span text:style-name="T5">Caution should be exercised before using this kind of information in emails</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ata</text:p>
          </draw:text-box>
        </draw:frame>
        <draw:frame presentation:style-name="pr7" draw:text-style-name="P4" draw:layer="layout" svg:width="25.199cm" svg:height="9.134cm" svg:x="1.4cm" svg:y="3.685cm" presentation:class="outline">
          <draw:text-box>
            <text:list text:style-name="L3">
              <text:list-item>
                <text:p text:style-name="P2"><text:span text:style-name="T2">Regulated data </text:span><text:span text:style-name="T3">is that which external stipulations are placed on it regarding who can see and use the data and in what contexts</text:span></text:p>
              </text:list-item>
              <text:list-item>
                <text:p text:style-name="P2"><text:span text:style-name="T2">Intellectual property </text:span><text:span text:style-name="T3">(</text:span><text:span text:style-name="T2">IP</text:span><text:span text:style-name="T3">) </text:span><text:span text:style-name="T2">data</text:span><text:span text:style-name="T3"> is an invention or a work that is the result of creativity</text:span></text:p>
              </text:list-item>
              <text:list-item>
                <text:p text:style-name="P2"><text:span text:style-name="T2">Trade secret data </text:span><text:span text:style-name="T3">is enterprise data that is undisclosed</text:span></text:p>
              </text:list-item>
              <text:list-item>
                <text:p text:style-name="P2"><text:span text:style-name="T2">Legal information </text:span><text:span text:style-name="T3">is general factual information about the law and the legal process</text:span></text:p>
              </text:list-item>
              <text:list-item>
                <text:p text:style-name="P2"><text:span text:style-name="T2">Financial information </text:span><text:span text:style-name="T3">is data about the monetary transactions of the enterprise</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ypes of Data</text:p>
          </draw:text-box>
        </draw:frame>
        <draw:frame presentation:style-name="pr7" draw:text-style-name="P4" draw:layer="layout" svg:width="25.199cm" svg:height="9.134cm" svg:x="1.4cm" svg:y="3.685cm" presentation:class="outline">
          <draw:text-box>
            <text:list text:style-name="L3">
              <text:list-item>
                <text:p text:style-name="P2"><text:span text:style-name="T2">Human-readable data </text:span><text:span text:style-name="T3">is that which a person can read and interpret</text:span></text:p>
              </text:list-item>
              <text:list-item>
                <text:p text:style-name="P2"><text:span text:style-name="T2">Non-human-readable data </text:span><text:span text:style-name="T3">(also called </text:span><text:span text:style-name="T2">machine-readable</text:span><text:span text:style-name="T3">) is data that a device can “interpret” and in its native state is not readily understood by a person</text:span></text:p>
              </text:list-item>
              <text:list-item>
                <text:p text:style-name="P8"><text:span text:style-name="T3">An example of non-human-readable data is JavaScript object notation (JSON)</text:span></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Breach Consequences</text:p>
          </draw:text-box>
        </draw:frame>
        <draw:frame presentation:style-name="pr7" draw:text-style-name="P4" draw:layer="layout" svg:width="25.199cm" svg:height="9.134cm" svg:x="1.4cm" svg:y="3.685cm" presentation:class="outline">
          <draw:text-box>
            <text:list text:style-name="L3">
              <text:list-item>
                <text:p text:style-name="P2"><text:span text:style-name="T3">The following are possible consequences to an organization that has suffered a data breach:</text:span></text:p>
                <text:list>
                  <text:list-item>
                    <text:p text:style-name="P5"><text:span text:style-name="T3">Reputation damage</text:span></text:p>
                  </text:list-item>
                  <text:list-item>
                    <text:p text:style-name="P5"><text:span text:style-name="T3">IP theft</text:span></text:p>
                  </text:list-item>
                  <text:list-item>
                    <text:p text:style-name="P5"><text:span text:style-name="T3">Fin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Data</text:p>
          </draw:text-box>
        </draw:frame>
        <draw:frame presentation:style-name="pr7" draw:text-style-name="P4" draw:layer="layout" svg:width="25.199cm" svg:height="9.134cm" svg:x="1.4cm" svg:y="3.685cm" presentation:class="outline">
          <draw:text-box>
            <text:list text:style-name="L3">
              <text:list-item>
                <text:p text:style-name="P2"><text:span text:style-name="T3">Several general considerations about data should be taken into account prior to creating data controls</text:span></text:p>
              </text:list-item>
              <text:list-item>
                <text:p text:style-name="P2"><text:span text:style-name="T3">The first consideration is the </text:span><text:span text:style-name="T2">data state </text:span><text:span text:style-name="T3">or its condition</text:span></text:p>
              </text:list-item>
              <text:list-item>
                <text:p text:style-name="P2"><text:span text:style-name="T3">The following are three states in which it may reside:</text:span></text:p>
                <text:list>
                  <text:list-item>
                    <text:p text:style-name="P3"><text:span text:style-name="T3">Data in processing</text:span></text:p>
                  </text:list-item>
                  <text:list-item>
                    <text:p text:style-name="P3"><text:span text:style-name="T3">Data in transit</text:span></text:p>
                  </text:list-item>
                  <text:list-item>
                    <text:p text:style-name="P3"><text:span text:style-name="T3">Data at res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ng Data</text:p>
          </draw:text-box>
        </draw:frame>
        <draw:frame presentation:style-name="pr7" draw:text-style-name="P4" draw:layer="layout" svg:width="25.199cm" svg:height="9.134cm" svg:x="1.4cm" svg:y="3.685cm" presentation:class="outline">
          <draw:text-box>
            <text:list text:style-name="L3">
              <text:list-item>
                <text:p text:style-name="P2"><text:span text:style-name="T3">Another consideration is where the data is located</text:span></text:p>
                <text:list>
                  <text:list-item>
                    <text:p text:style-name="P3"><text:span text:style-name="T2">Geolocation</text:span><text:span text:style-name="T3"> is a term encompassing all techniques that identify the data’s location</text:span></text:p>
                  </text:list-item>
                </text:list>
              </text:list-item>
              <text:list-item>
                <text:p text:style-name="P2"><text:span text:style-name="T2">Data sovereignty </text:span><text:span text:style-name="T3">is the country-specific requirements that apply to data</text:span></text:p>
                <text:list>
                  <text:list-item>
                    <text:p text:style-name="P3"><text:span text:style-name="T3">Data is subject to the laws of the country in which it is collected or process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Security Method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3">Techniques to enhance the protection of data include the following:</text:span></text:p>
                <text:list>
                  <text:list-item>
                    <text:p text:style-name="P3"><text:span text:style-name="T3">Data minimization</text:span></text:p>
                  </text:list-item>
                  <text:list-item>
                    <text:p text:style-name="P3"><text:span text:style-name="T3">Data masking</text:span></text:p>
                  </text:list-item>
                  <text:list-item>
                    <text:p text:style-name="P3"><text:span text:style-name="T3">Tokenization</text:span></text:p>
                  </text:list-item>
                  <text:list-item>
                    <text:p text:style-name="P3"><text:span text:style-name="T3">Restrictions</text:span></text:p>
                  </text:list-item>
                  <text:list-item>
                    <text:p text:style-name="P3"><text:span text:style-name="T3">Segment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09:43:09.847946353</meta:creation-date>
    <meta:editing-duration>PT7H52M43S</meta:editing-duration>
    <meta:editing-cycles>4</meta:editing-cycles>
    <meta:generator>LibreOffice/24.8.7.2$Linux_X86_64 LibreOffice_project/f4f281f562fb585d46b0af5755dfe1eb6adc047f</meta:generator>
    <dc:title>Portfolio</dc:title>
    <dc:date>2025-06-11T00:29:43.893822712</dc:date>
    <meta:document-statistic meta:object-count="164"/>
  </office:meta>
</office:document-meta>
</file>